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paragraph-rsid="000d14e5"/>
    </style:style>
    <style:style style:name="P2" style:family="paragraph" style:parent-style-name="Standard">
      <style:text-properties officeooo:rsid="000d14e5" officeooo:paragraph-rsid="000d14e5"/>
    </style:style>
    <style:style style:name="P3" style:family="paragraph" style:parent-style-name="Standard">
      <style:text-properties officeooo:rsid="000fa632" officeooo:paragraph-rsid="000fa632"/>
    </style:style>
    <style:style style:name="P4" style:family="paragraph" style:parent-style-name="Standard">
      <style:text-properties officeooo:rsid="000fa632" officeooo:paragraph-rsid="00681766"/>
    </style:style>
    <style:style style:name="P5" style:family="paragraph" style:parent-style-name="Standard">
      <style:text-properties officeooo:rsid="00115401" officeooo:paragraph-rsid="00115401"/>
    </style:style>
    <style:style style:name="P6" style:family="paragraph" style:parent-style-name="Standard">
      <style:text-properties officeooo:rsid="00115401" officeooo:paragraph-rsid="007871ee"/>
    </style:style>
    <style:style style:name="P7" style:family="paragraph" style:parent-style-name="Standard">
      <style:text-properties officeooo:rsid="00115401" officeooo:paragraph-rsid="007d5676"/>
    </style:style>
    <style:style style:name="P8" style:family="paragraph" style:parent-style-name="Standard">
      <style:text-properties officeooo:rsid="00115401" officeooo:paragraph-rsid="007ef918"/>
    </style:style>
    <style:style style:name="P9" style:family="paragraph" style:parent-style-name="Standard">
      <style:text-properties officeooo:rsid="00115401" officeooo:paragraph-rsid="0080897b"/>
    </style:style>
    <style:style style:name="P10" style:family="paragraph" style:parent-style-name="Standard">
      <style:text-properties officeooo:rsid="00167f34" officeooo:paragraph-rsid="00167f34"/>
    </style:style>
    <style:style style:name="P11" style:family="paragraph" style:parent-style-name="Standard">
      <style:text-properties officeooo:rsid="001a38b7" officeooo:paragraph-rsid="001a38b7"/>
    </style:style>
    <style:style style:name="P12" style:family="paragraph" style:parent-style-name="Standard">
      <style:text-properties officeooo:rsid="00666f6d" officeooo:paragraph-rsid="00666f6d"/>
    </style:style>
    <style:style style:name="P13" style:family="paragraph" style:parent-style-name="Standard">
      <style:text-properties officeooo:rsid="007d5676" officeooo:paragraph-rsid="007d5676"/>
    </style:style>
    <style:style style:name="P14" style:family="paragraph" style:parent-style-name="Standard">
      <style:text-properties officeooo:rsid="007f7da5" officeooo:paragraph-rsid="007f7da5"/>
    </style:style>
    <style:style style:name="P15" style:family="paragraph" style:parent-style-name="Standard">
      <style:text-properties officeooo:rsid="00891f23" officeooo:paragraph-rsid="00891f23"/>
    </style:style>
    <style:style style:name="P16" style:family="paragraph" style:parent-style-name="Standard">
      <style:text-properties officeooo:rsid="003a7cad" officeooo:paragraph-rsid="003a7cad"/>
    </style:style>
    <style:style style:name="P17" style:family="paragraph" style:parent-style-name="Standard">
      <style:text-properties officeooo:rsid="00395026" officeooo:paragraph-rsid="009d6758"/>
    </style:style>
    <style:style style:name="P18" style:family="paragraph" style:parent-style-name="Standard">
      <style:text-properties officeooo:rsid="00395026" officeooo:paragraph-rsid="009f5b1b"/>
    </style:style>
    <style:style style:name="P19" style:family="paragraph" style:parent-style-name="Standard">
      <style:text-properties officeooo:rsid="009340fc" officeooo:paragraph-rsid="009340fc"/>
    </style:style>
    <style:style style:name="T1" style:family="text">
      <style:text-properties officeooo:rsid="000d14e5"/>
    </style:style>
    <style:style style:name="T2" style:family="text">
      <style:text-properties officeooo:rsid="001276bd"/>
    </style:style>
    <style:style style:name="T3" style:family="text">
      <style:text-properties officeooo:rsid="0025678c"/>
    </style:style>
    <style:style style:name="T4" style:family="text">
      <style:text-properties officeooo:rsid="002f6c20"/>
    </style:style>
    <style:style style:name="T5" style:family="text">
      <style:text-properties officeooo:rsid="00334438"/>
    </style:style>
    <style:style style:name="T6" style:family="text">
      <style:text-properties officeooo:rsid="0036c077"/>
    </style:style>
    <style:style style:name="T7" style:family="text">
      <style:text-properties officeooo:rsid="00387f75"/>
    </style:style>
    <style:style style:name="T8" style:family="text">
      <style:text-properties officeooo:rsid="003bed3a"/>
    </style:style>
    <style:style style:name="T9" style:family="text">
      <style:text-properties officeooo:rsid="004e8190"/>
    </style:style>
    <style:style style:name="T10" style:family="text">
      <style:text-properties officeooo:rsid="00598d0d"/>
    </style:style>
    <style:style style:name="T11" style:family="text">
      <style:text-properties officeooo:rsid="006ed9c4"/>
    </style:style>
    <style:style style:name="T12" style:family="text">
      <style:text-properties officeooo:rsid="00721b5b"/>
    </style:style>
    <style:style style:name="T13" style:family="text">
      <style:text-properties officeooo:rsid="007d06d7"/>
    </style:style>
    <style:style style:name="T14" style:family="text">
      <style:text-properties officeooo:rsid="007d5676"/>
    </style:style>
    <style:style style:name="T15" style:family="text">
      <style:text-properties officeooo:rsid="007ef918"/>
    </style:style>
    <style:style style:name="T16" style:family="text">
      <style:text-properties officeooo:rsid="008177c9"/>
    </style:style>
    <style:style style:name="T17" style:family="text">
      <style:text-properties officeooo:rsid="008346ac"/>
    </style:style>
    <style:style style:name="T18" style:family="text">
      <style:text-properties officeooo:rsid="008651aa"/>
    </style:style>
    <style:style style:name="T19" style:family="text">
      <style:text-properties officeooo:rsid="008a2dc3"/>
    </style:style>
    <style:style style:name="T20" style:family="text">
      <style:text-properties officeooo:rsid="008b9f7b"/>
    </style:style>
    <style:style style:name="T21" style:family="text">
      <style:text-properties officeooo:rsid="008c35cc"/>
    </style:style>
    <style:style style:name="T22" style:family="text">
      <style:text-properties officeooo:rsid="008db665"/>
    </style:style>
    <style:style style:name="T23" style:family="text">
      <style:text-properties officeooo:rsid="00903538"/>
    </style:style>
    <style:style style:name="T24" style:family="text">
      <style:text-properties officeooo:rsid="0090c371"/>
    </style:style>
    <style:style style:name="T25" style:family="text">
      <style:text-properties officeooo:rsid="0092590c"/>
    </style:style>
    <style:style style:name="T26" style:family="text">
      <style:text-properties officeooo:rsid="009629d4"/>
    </style:style>
    <style:style style:name="T27" style:family="text">
      <style:text-properties officeooo:rsid="0097b944"/>
    </style:style>
    <style:style style:name="T28" style:family="text">
      <style:text-properties officeooo:rsid="003a7cad"/>
    </style:style>
    <style:style style:name="T29" style:family="text">
      <style:text-properties officeooo:rsid="00995875"/>
    </style:style>
    <style:style style:name="T30" style:family="text">
      <style:text-properties officeooo:rsid="009999fb"/>
    </style:style>
    <style:style style:name="T31" style:family="text">
      <style:text-properties officeooo:rsid="009d6758"/>
    </style:style>
    <style:style style:name="T32" style:family="text">
      <style:text-properties officeooo:rsid="009f5b1b"/>
    </style:style>
    <style:style style:name="T33" style:family="text">
      <style:text-properties officeooo:rsid="00a0855e"/>
    </style:style>
    <style:style style:name="T34" style:family="text">
      <style:text-properties officeooo:rsid="00a2be7d"/>
    </style:style>
    <style:style style:name="T35" style:family="text">
      <style:text-properties officeooo:rsid="00a43227"/>
    </style:style>
    <style:style style:name="T36" style:family="text">
      <style:text-properties officeooo:rsid="00a54c70"/>
    </style:style>
    <style:style style:name="T37" style:family="text">
      <style:text-properties officeooo:rsid="00a658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Programa feito pelo programador Cesar Augusto Rodrigues de Oliveira</text:p>
      <text:p text:style-name="P1">// <text:span text:style-name="T5">1</text:span><text:span text:style-name="T18">4</text:span>-<text:span text:style-name="T1">10</text:span>-20<text:span text:style-name="T1">23</text:span></text:p>
      <text:p text:style-name="P2">// http://cesaraugustorodriguesdeoliveira.wordpress.com/ </text:p>
      <text:p text:style-name="P2"/>
      <text:p text:style-name="P2"/>
      <text:p text:style-name="P3">Problema:</text:p>
      <text:p text:style-name="P12"/>
      <text:p text:style-name="P15">O custo ao consumidor de um carro novo, é a soma do custo de fabrica com a percentagem do revendedor <text:span text:style-name="T19">e com o custo dos impostos (aplicados ao custo de fábrica).<text:line-break/>Supondo que a percentagem do revendedor seja 25% </text:span><text:span text:style-name="T20">do custo de fábrica </text:span><text:span text:style-name="T19">e que os impostos custam 45% do custo de fábrica, faça um algoritmo que leia o valor de custo de fábrica e determine o preço final do automóvel (custo consumidor).</text:span></text:p>
      <text:p text:style-name="P3"/>
      <text:p text:style-name="P4">Algoritmo <text:span text:style-name="T21">automovel</text:span>;</text:p>
      <text:p text:style-name="P11"/>
      <text:p text:style-name="P11">var <text:span text:style-name="T22">custo_fabrica, perc_revendedor, impostos, preco_final</text:span><text:span text:style-name="T9"> de </text:span><text:span text:style-name="T22">real</text:span><text:span text:style-name="T6">;</text:span></text:p>
      <text:p text:style-name="P5"/>
      <text:p text:style-name="P5"><text:span text:style-name="T2">I</text:span>nicio</text:p>
      <text:p text:style-name="P18"><text:s text:c="9"/><text:span text:style-name="T32">mostrar “</text:span><text:span text:style-name="T33">Digite o custo de fábrica do automovel </text:span><text:span text:style-name="T32">”;</text:span></text:p>
      <text:p text:style-name="P18"><text:span text:style-name="T31"><text:s text:c="9"/>ler (custo_fabrica);</text:span></text:p>
      <text:p text:style-name="P17"><text:span text:style-name="T24"><text:s text:c="9"/>perc_revendedor ← </text:span><text:span text:style-name="T26">(</text:span><text:span text:style-name="T25">25*custo_fabrica</text:span><text:span text:style-name="T26">)</text:span><text:span text:style-name="T25">/100;</text:span></text:p>
      <text:p text:style-name="P19"><text:s text:c="9"/>impostos ← <text:span text:style-name="T27">(</text:span><text:span text:style-name="T26">45*</text:span><text:span text:style-name="T27">custo_fabrica)</text:span><text:span text:style-name="T28">/</text:span><text:span text:style-name="T27">100;</text:span></text:p>
      <text:p text:style-name="P19"><text:s text:c="9"/><text:span text:style-name="T29">preco_final ← custo_fabrica+perc_revendedor+impostos;</text:span></text:p>
      <text:p text:style-name="P16"/>
      <text:p text:style-name="P16"><text:s text:c="9"/><text:span text:style-name="T34">mostrar “Custo de Fábrica = ”+custo_fabrica;</text:span></text:p>
      <text:p text:style-name="P16"><text:s text:c="9"/><text:span text:style-name="T35">mostrar “Percentual Revendedor = ”</text:span><text:span text:style-name="T36">+perc_revendedor</text:span><text:span text:style-name="T35">;</text:span></text:p>
      <text:p text:style-name="P16"><text:s text:c="9"/><text:span text:style-name="T37">mostrar “Impostos = “+impostos;</text:span></text:p>
      <text:p text:style-name="P6"><text:s text:c="9"/><text:span text:style-name="T4">mostrar ”</text:span><text:span text:style-name="T12">O <text:s/></text:span><text:span text:style-name="T30">custo final do Automóvel</text:span><text:span text:style-name="T11"> é</text:span><text:span text:style-name="T10"> </text:span><text:span text:style-name="T8"><text:s/></text:span><text:span text:style-name="T4">”</text:span><text:span text:style-name="T8">+</text:span><text:span text:style-name="T30">preco_final;</text:span></text:p>
      <text:p text:style-name="P5"><text:span text:style-name="T2">F</text:span>im.</text:p>
      <text:p text:style-name="P5"/>
      <text:p text:style-name="P5"/>
      <text:p text:style-name="P5"/>
      <text:p text:style-name="P10">Teste de Mesa</text:p>
      <text:p text:style-name="P10"><text:span text:style-name="T13">a</text:span><text:span text:style-name="T3"> = </text:span>5</text:p>
      <text:p text:style-name="P10"><text:span text:style-name="T13">b</text:span><text:span text:style-name="T3"> = </text:span><text:span text:style-name="T14">10</text:span></text:p>
      <text:p text:style-name="P13">c = 0</text:p>
      <text:p text:style-name="P7"><text:span text:style-name="T12">O valor da</text:span><text:span text:style-name="T10"> </text:span><text:span text:style-name="T11">variavel</text:span><text:span text:style-name="T10"> </text:span><text:span text:style-name="T11">A é</text:span><text:span text:style-name="T10"> </text:span><text:span text:style-name="T14">5</text:span></text:p>
      <text:p text:style-name="P8"><text:span text:style-name="T12">O valor da</text:span><text:span text:style-name="T10"> </text:span><text:span text:style-name="T11">variavel</text:span><text:span text:style-name="T10"> </text:span><text:span text:style-name="T15">B</text:span><text:span text:style-name="T11"> é</text:span><text:span text:style-name="T10"> </text:span><text:span text:style-name="T15">10</text:span></text:p>
      <text:p text:style-name="P7"/>
      <text:p text:style-name="P14">c = 5</text:p>
      <text:p text:style-name="P14">a = 10</text:p>
      <text:p text:style-name="P14">b = 5</text:p>
      <text:p text:style-name="P9"><text:span text:style-name="T12">O valor </text:span><text:span text:style-name="T16">trocado </text:span><text:span text:style-name="T12">da</text:span><text:span text:style-name="T10"> </text:span><text:span text:style-name="T11">variavel</text:span><text:span text:style-name="T10"> </text:span><text:span text:style-name="T11">A é</text:span><text:span text:style-name="T10"> </text:span><text:span text:style-name="T17">10</text:span></text:p>
      <text:p text:style-name="P9"><text:span text:style-name="T12">O valor </text:span><text:span text:style-name="T16">trocado </text:span><text:span text:style-name="T12">da</text:span><text:span text:style-name="T10"> </text:span><text:span text:style-name="T11">variavel</text:span><text:span text:style-name="T10"> </text:span><text:span text:style-name="T15">B</text:span><text:span text:style-name="T11"> é</text:span><text:span text:style-name="T10"> </text:span><text:span text:style-name="T17">5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4T18:17:41.540310678</dc:date>
    <meta:editing-duration>P1DT7H13M17S</meta:editing-duration>
    <meta:editing-cycles>124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193" meta:character-count="1260" meta:non-whitespace-character-count="1012"/>
  </office:meta>
</office:document-meta>
</file>